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10000028CC5EFC46361051747.png" manifest:media-type="image/png"/>
  <manifest:file-entry manifest:full-path="Pictures/10000000000002D0000003C0893023D347DA0991.png" manifest:media-type="image/png"/>
  <manifest:file-entry manifest:full-path="Pictures/1000000000000A00000006ABE48DD5DAD15DDF9D.jpg" manifest:media-type="image/jpeg"/>
  <manifest:file-entry manifest:full-path="Pictures/1000000000000384000002A386E381C42682A7D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558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212cm" svg:stroke-color="#000000" draw:marker-start-width="0.517cm" draw:marker-end="Arrowheads_20_1" draw:marker-end-width="0.617cm" draw:fill="none" draw:textarea-vertical-align="middle" fo:padding-top="0.23cm" fo:padding-bottom="0.23cm" fo:padding-left="0.355cm" fo:padding-right="0.35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222cm, 2.157cm, 2.174cm, 5.276cm)" draw:image-opacity="100%" style:mirror="non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9cm" svg:height="8.255cm" svg:x="0.682cm" svg:y="1cm">
          <draw:image xlink:href="Pictures/1000000000000384000002A386E381C42682A7D4.jpg" xlink:type="simple" xlink:show="embed" xlink:actuate="onLoad" draw:mime-type="image/jpeg">
            <text:p/>
          </draw:image>
        </draw:frame>
        <draw:frame draw:style-name="gr2" draw:text-style-name="P1" draw:layer="layout" svg:width="9.208cm" svg:height="6.139cm" svg:x="14.017cm" svg:y="1.317cm">
          <draw:image xlink:href="Pictures/1000000000000A00000006ABE48DD5DAD15DDF9D.jpg" xlink:type="simple" xlink:show="embed" xlink:actuate="onLoad" draw:mime-type="image/jpeg">
            <text:p/>
          </draw:image>
        </draw:frame>
        <draw:line draw:style-name="gr3" draw:text-style-name="P1" draw:layer="layout" svg:x1="10.207cm" svg:y1="4.81cm" svg:x2="13.065cm" svg:y2="3.857cm">
          <text:p/>
        </draw:line>
        <draw:frame draw:style-name="gr2" draw:text-style-name="P1" draw:layer="layout" svg:width="8.81cm" svg:height="5.977cm" svg:x="17.59cm" svg:y="8.937cm">
          <draw:image xlink:href="Pictures/10000001000003C10000028CC5EFC46361051747.png" xlink:type="simple" xlink:show="embed" xlink:actuate="onLoad" draw:mime-type="image/png">
            <text:p/>
          </draw:image>
        </draw:frame>
        <draw:frame draw:style-name="gr4" draw:text-style-name="P1" draw:layer="layout" svg:width="4.763cm" svg:height="7.794cm" svg:x="11.794cm" svg:y="8.62cm">
          <draw:image xlink:href="Pictures/10000000000002D0000003C0893023D347DA0991.png" xlink:type="simple" xlink:show="embed" xlink:actuate="onLoad" draw:mime-type="image/png">
            <text:p/>
          </draw:image>
        </draw:frame>
        <draw:line draw:style-name="gr3" draw:text-style-name="P1" draw:layer="layout" svg:x1="20.585cm" svg:y1="7.567cm" svg:x2="22.49cm" svg:y2="8.837cm">
          <text:p/>
        </draw:line>
        <draw:line draw:style-name="gr3" draw:text-style-name="P1" draw:layer="layout" svg:x1="16.24cm" svg:y1="7.567cm" svg:x2="14.335cm" svg:y2="8.51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11T00:05:47.586307431</meta:creation-date>
    <meta:editing-duration>PT12S</meta:editing-duration>
    <meta:editing-cycles>2</meta:editing-cycles>
    <meta:generator>LibreOffice/7.3.7.2$Linux_X86_64 LibreOffice_project/30$Build-2</meta:generator>
    <dc:date>2024-12-11T00:05:58.375768606</dc:date>
    <meta:document-statistic meta:object-count="7"/>
  </office:meta>
</office:document-meta>
</file>